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484in"/>
    </style:style>
    <style:style style:name="co2" style:family="table-column">
      <style:table-column-properties fo:break-before="auto" style:column-width="0.628in"/>
    </style:style>
    <style:style style:name="co3" style:family="table-column">
      <style:table-column-properties fo:break-before="auto" style:column-width="0.6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ut" table:style-name="ta1">
        <table:shapes>
          <draw:frame draw:z-index="0" draw:style-name="gr1" draw:text-style-name="P1" svg:width="9.0823in" svg:height="3.5429in" svg:x="4.374in" svg:y="0.9594in">
            <draw:object draw:notify-on-update-of-ranges="out.A2:out.A17 out.C1:out.C1 out.C2:out.C17 out.D1:out.D1 out.D2:out.D17 out.E1:out.E1 out.E2:out.E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be_length</text:p>
          </table:table-cell>
          <table:table-cell office:value-type="string" calcext:value-type="string">
            <text:p>probes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mbps</text:p>
          </table:table-cell>
          <table:table-cell office:value-type="string" calcext:value-type="string">
            <text:p>mbps_ideal</text:p>
          </table:table-cell>
        </table:table-row>
        <table:table-row table:style-name="ro1">
          <table:table-cell office:value-type="string" calcext:value-type="string">
            <text:p>4KiB</text:p>
          </table:table-cell>
          <table:table-cell office:value-type="float" office:value="1024" calcext:value-type="float">
            <text:p>1024</text:p>
          </table:table-cell>
          <table:table-cell office:value-type="float" office:value="102.575" calcext:value-type="float">
            <text:p>102.575</text:p>
          </table:table-cell>
          <table:table-cell office:value-type="float" office:value="0.420146" calcext:value-type="float">
            <text:p>0.420146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8KiB</text:p>
          </table:table-cell>
          <table:table-cell office:value-type="float" office:value="1024" calcext:value-type="float">
            <text:p>1024</text:p>
          </table:table-cell>
          <table:table-cell office:value-type="float" office:value="104.417" calcext:value-type="float">
            <text:p>104.417</text:p>
          </table:table-cell>
          <table:table-cell office:value-type="float" office:value="0.855383" calcext:value-type="float">
            <text:p>0.855383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16KiB</text:p>
          </table:table-cell>
          <table:table-cell office:value-type="float" office:value="1024" calcext:value-type="float">
            <text:p>1024</text:p>
          </table:table-cell>
          <table:table-cell office:value-type="float" office:value="101.092" calcext:value-type="float">
            <text:p>101.092</text:p>
          </table:table-cell>
          <table:table-cell office:value-type="float" office:value="1.65629" calcext:value-type="float">
            <text:p>1.65629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32KiB</text:p>
          </table:table-cell>
          <table:table-cell office:value-type="float" office:value="1024" calcext:value-type="float">
            <text:p>1024</text:p>
          </table:table-cell>
          <table:table-cell office:value-type="float" office:value="95.5566" calcext:value-type="float">
            <text:p>95.5566</text:p>
          </table:table-cell>
          <table:table-cell office:value-type="float" office:value="3.1312" calcext:value-type="float">
            <text:p>3.1312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64KiB</text:p>
          </table:table-cell>
          <table:table-cell office:value-type="float" office:value="1024" calcext:value-type="float">
            <text:p>1024</text:p>
          </table:table-cell>
          <table:table-cell office:value-type="float" office:value="87.2981" calcext:value-type="float">
            <text:p>87.2981</text:p>
          </table:table-cell>
          <table:table-cell office:value-type="float" office:value="5.72117" calcext:value-type="float">
            <text:p>5.72117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128KiB</text:p>
          </table:table-cell>
          <table:table-cell office:value-type="float" office:value="1024" calcext:value-type="float">
            <text:p>1024</text:p>
          </table:table-cell>
          <table:table-cell office:value-type="float" office:value="74.3771" calcext:value-type="float">
            <text:p>74.3771</text:p>
          </table:table-cell>
          <table:table-cell office:value-type="float" office:value="9.74875" calcext:value-type="float">
            <text:p>9.74875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256KiB</text:p>
          </table:table-cell>
          <table:table-cell office:value-type="float" office:value="512" calcext:value-type="float">
            <text:p>512</text:p>
          </table:table-cell>
          <table:table-cell office:value-type="float" office:value="48.7306" calcext:value-type="float">
            <text:p>48.7306</text:p>
          </table:table-cell>
          <table:table-cell office:value-type="float" office:value="12.7744" calcext:value-type="float">
            <text:p>12.7744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512KiB</text:p>
          </table:table-cell>
          <table:table-cell office:value-type="float" office:value="256" calcext:value-type="float">
            <text:p>256</text:p>
          </table:table-cell>
          <table:table-cell office:value-type="float" office:value="29.824" calcext:value-type="float">
            <text:p>29.824</text:p>
          </table:table-cell>
          <table:table-cell office:value-type="float" office:value="15.6364" calcext:value-type="float">
            <text:p>15.6364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1MiB</text:p>
          </table:table-cell>
          <table:table-cell office:value-type="float" office:value="128" calcext:value-type="float">
            <text:p>128</text:p>
          </table:table-cell>
          <table:table-cell office:value-type="float" office:value="16.6033" calcext:value-type="float">
            <text:p>16.6033</text:p>
          </table:table-cell>
          <table:table-cell office:value-type="float" office:value="17.4098" calcext:value-type="float">
            <text:p>17.4098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2MiB</text:p>
          </table:table-cell>
          <table:table-cell office:value-type="float" office:value="64" calcext:value-type="float">
            <text:p>64</text:p>
          </table:table-cell>
          <table:table-cell office:value-type="float" office:value="10.0127" calcext:value-type="float">
            <text:p>10.0127</text:p>
          </table:table-cell>
          <table:table-cell office:value-type="float" office:value="20.9982" calcext:value-type="float">
            <text:p>20.9982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4MiB</text:p>
          </table:table-cell>
          <table:table-cell office:value-type="float" office:value="32" calcext:value-type="float">
            <text:p>32</text:p>
          </table:table-cell>
          <table:table-cell office:value-type="float" office:value="5.97761" calcext:value-type="float">
            <text:p>5.97761</text:p>
          </table:table-cell>
          <table:table-cell office:value-type="float" office:value="25.0719" calcext:value-type="float">
            <text:p>25.0719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8MiB</text:p>
          </table:table-cell>
          <table:table-cell office:value-type="float" office:value="16" calcext:value-type="float">
            <text:p>16</text:p>
          </table:table-cell>
          <table:table-cell office:value-type="float" office:value="3.46168" calcext:value-type="float">
            <text:p>3.46168</text:p>
          </table:table-cell>
          <table:table-cell office:value-type="float" office:value="29.0387" calcext:value-type="float">
            <text:p>29.0387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16MiB</text:p>
          </table:table-cell>
          <table:table-cell office:value-type="float" office:value="16" calcext:value-type="float">
            <text:p>16</text:p>
          </table:table-cell>
          <table:table-cell office:value-type="float" office:value="1.70908" calcext:value-type="float">
            <text:p>1.70908</text:p>
          </table:table-cell>
          <table:table-cell office:value-type="float" office:value="28.6736" calcext:value-type="float">
            <text:p>28.6736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32MiB</text:p>
          </table:table-cell>
          <table:table-cell office:value-type="float" office:value="16" calcext:value-type="float">
            <text:p>16</text:p>
          </table:table-cell>
          <table:table-cell office:value-type="float" office:value="0.844949" calcext:value-type="float">
            <text:p>0.844949</text:p>
          </table:table-cell>
          <table:table-cell office:value-type="float" office:value="28.3518" calcext:value-type="float">
            <text:p>28.3518</text:p>
          </table:table-cell>
          <table:table-cell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64MiB</text:p>
          </table:table-cell>
          <table:table-cell office:value-type="float" office:value="16" calcext:value-type="float">
            <text:p>16</text:p>
          </table:table-cell>
          <table:table-cell office:value-type="float" office:value="0.438656" calcext:value-type="float">
            <text:p>0.438656</text:p>
          </table:table-cell>
          <table:table-cell table:number-columns-repeated="2" office:value-type="float" office:value="29.4377" calcext:value-type="float">
            <text:p>29.4377</text:p>
          </table:table-cell>
        </table:table-row>
        <table:table-row table:style-name="ro1">
          <table:table-cell office:value-type="string" calcext:value-type="string">
            <text:p>128MiB</text:p>
          </table:table-cell>
          <table:table-cell office:value-type="float" office:value="16" calcext:value-type="float">
            <text:p>16</text:p>
          </table:table-cell>
          <table:table-cell office:value-type="float" office:value="0.213521" calcext:value-type="float">
            <text:p>0.213521</text:p>
          </table:table-cell>
          <table:table-cell office:value-type="float" office:value="28.6582" calcext:value-type="float">
            <text:p>28.6582</text:p>
          </table:table-cell>
          <table:table-cell office:value-type="float" office:value="29.4377" calcext:value-type="float">
            <text:p>29.4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/>
      <number:text> MBps</number:text>
    </number:number-style>
    <number:number-style style:name="N122">
      <number:number number:decimal-places="0" number:min-integer-digits="1"/>
      <number:text> IOPS</number:text>
    </number:number-style>
    <number:number-style style:name="N123">
      <number:number number:decimal-places="0" number:min-integer-digits="1"/>
      <number:text> MB/s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06:56:34.921866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9T06:57:10.804243154</dc:date>
    <meta:editing-duration>PT16M19S</meta:editing-duration>
    <meta:editing-cycles>7</meta:editing-cycles>
    <meta:generator>LibreOffice/4.3.3.2$Linux_X86_64 LibreOffice_project/430m0$Build-2</meta:generator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number:min-integer-digits="1"/>
      <number:text> IOPS</number:text>
    </number:number-style>
    <number:number-style style:name="N123">
      <number:number number:decimal-places="0" number:min-integer-digits="1"/>
      <number:text> MB/s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eeeee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6" style:family="chart" style:data-style-name="N122">
      <style:chart-properties chart:display-label="true" chart:logarithmic="false" chart:minimum="0" chart:maximum="114.8587" chart:reverse-direction="false" text:line-break="false" chart:link-data-style-to-source="false" chart:axis-position="1"/>
      <style:graphic-properties svg:stroke-color="#b3b3b3"/>
      <style:text-properties fo:color="#c5000b" fo:font-size="10pt" style:font-size-asian="10pt" style:font-size-complex="10pt"/>
    </style:style>
    <style:style style:name="ch7" style:family="chart" style:data-style-name="N123">
      <style:chart-properties chart:display-label="true" chart:logarithmic="false" chart:minimum="0" chart:maximum="32.38147" chart:reverse-direction="false" text:line-break="false" chart:link-data-style-to-source="false" chart:axis-position="end"/>
      <style:graphic-properties svg:stroke-color="#b3b3b3"/>
      <style:text-properties fo:color="#004586"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51cm" svg:stroke-color="#c5000b" draw:fill-color="#c5000b" dr3d:edge-rounding="5%"/>
      <style:text-properties fo:font-size="10pt" style:font-size-asian="10pt" style:font-size-complex="10pt"/>
    </style:style>
    <style:style style:name="ch9" style:family="chart" style:data-style-name="N123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draw:stroke="dash" draw:stroke-dash="Fine_20_Dashed" svg:stroke-width="0.051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7cm" svg:height="9cm" xlink:href=".." xlink:type="simple" chart:class="chart:line" chart:style-name="ch1">
        <chart:plot-area chart:style-name="ch2" table:cell-range-address="out.A2:out.A17 out.C1:out.E17" chart:data-source-has-labels="both" svg:x="0.461cm" svg:y="0.18cm" svg:width="22.148cm" svg:height="8.64cm">
          <chartooo:coordinate-region svg:x="2.26cm" svg:y="0.36cm" svg:width="18.761cm" svg:height="7.813cm"/>
          <chart:axis chart:dimension="x" chart:name="primary-x" chart:style-name="ch3" chartooo:axis-type="auto">
            <chartooo:date-scale/>
            <chart:categories table:cell-range-address="out.A2:out.A17"/>
            <chart:grid chart:style-name="ch4" chart:class="major"/>
          </chart:axis>
          <chart:axis chart:dimension="x" chart:name="secondary-x" chart:style-name="ch5"/>
          <chart:axis chart:dimension="y" chart:name="primary-y" chart:style-name="ch6">
            <chart:grid chart:style-name="ch4" chart:class="major"/>
          </chart:axis>
          <chart:axis chart:dimension="y" chart:name="secondary-y" chart:style-name="ch7"/>
          <chart:series chart:attached-axis="primary-y" chart:style-name="ch8" chart:values-cell-range-address="out.C2:out.C17" chart:label-cell-address="out.C1:out.C1" chart:class="chart:line">
            <chart:data-point chart:repeated="16"/>
          </chart:series>
          <chart:series chart:attached-axis="secondary-y" chart:style-name="ch9" chart:values-cell-range-address="out.D2:out.D17" chart:label-cell-address="out.D1:out.D1" chart:class="chart:line">
            <chart:data-point chart:repeated="16"/>
          </chart:series>
          <chart:series chart:attached-axis="secondary-y" chart:style-name="ch10" chart:values-cell-range-address="out.E2:out.E17" chart:label-cell-address="out.E1:out.E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ps</text:p>
                <draw:g>
                  <svg:desc>out.C1:out.C1</svg:desc>
                </draw:g>
              </table:table-cell>
              <table:table-cell office:value-type="string">
                <text:p>mbps</text:p>
                <draw:g>
                  <svg:desc>out.D1:out.D1</svg:desc>
                </draw:g>
              </table:table-cell>
              <table:table-cell office:value-type="string">
                <text:p>mbps_ideal</text:p>
                <draw:g>
                  <svg:desc>out.E1:ou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KiB</text:p>
                <draw:g>
                  <svg:desc>out.A2:out.A17</svg:desc>
                </draw:g>
              </table:table-cell>
              <table:table-cell office:value-type="float" office:value="102.575">
                <text:p>102.575</text:p>
                <draw:g>
                  <svg:desc>out.C2:out.C17</svg:desc>
                </draw:g>
              </table:table-cell>
              <table:table-cell office:value-type="float" office:value="0.420146">
                <text:p>0.420146</text:p>
                <draw:g>
                  <svg:desc>out.D2:out.D17</svg:desc>
                </draw:g>
              </table:table-cell>
              <table:table-cell office:value-type="float" office:value="29.4377">
                <text:p>29.4377</text:p>
                <draw:g>
                  <svg:desc>out.E2:out.E17</svg:desc>
                </draw:g>
              </table:table-cell>
            </table:table-row>
            <table:table-row>
              <table:table-cell office:value-type="string">
                <text:p>8KiB</text:p>
              </table:table-cell>
              <table:table-cell office:value-type="float" office:value="104.417">
                <text:p>104.417</text:p>
              </table:table-cell>
              <table:table-cell office:value-type="float" office:value="0.855383">
                <text:p>0.855383</text:p>
              </table:table-cell>
              <table:table-cell office:value-type="float" office:value="29.4377">
                <text:p>29.4377</text:p>
              </table:table-cell>
            </table:table-row>
            <table:table-row>
              <table:table-cell office:value-type="string">
                <text:p>16KiB</text:p>
              </table:table-cell>
              <table:table-cell office:value-type="float" office:value="101.092">
                <text:p>101.092</text:p>
              </table:table-cell>
              <table:table-cell office:value-type="float" office:value="1.65629">
                <text:p>1.65629</text:p>
              </table:table-cell>
              <table:table-cell office:value-type="float" office:value="29.4377">
                <text:p>29.4377</text:p>
              </table:table-cell>
            </table:table-row>
            <table:table-row>
              <table:table-cell office:value-type="string">
                <text:p>32KiB</text:p>
              </table:table-cell>
              <table:table-cell office:value-type="float" office:value="95.5566">
                <text:p>95.5566</text:p>
              </table:table-cell>
              <table:table-cell office:value-type="float" office:value="3.1312">
                <text:p>3.1312</text:p>
              </table:table-cell>
              <table:table-cell office:value-type="float" office:value="29.4377">
                <text:p>29.4377</text:p>
              </table:table-cell>
            </table:table-row>
            <table:table-row>
              <table:table-cell office:value-type="string">
                <text:p>64KiB</text:p>
              </table:table-cell>
              <table:table-cell office:value-type="float" office:value="87.2981">
                <text:p>87.2981</text:p>
              </table:table-cell>
              <table:table-cell office:value-type="float" office:value="5.72117">
                <text:p>5.72117</text:p>
              </table:table-cell>
              <table:table-cell office:value-type="float" office:value="29.4377">
                <text:p>29.4377</text:p>
              </table:table-cell>
            </table:table-row>
            <table:table-row>
              <table:table-cell office:value-type="string">
                <text:p>128KiB</text:p>
              </table:table-cell>
              <table:table-cell office:value-type="float" office:value="74.3771">
                <text:p>74.3771</text:p>
              </table:table-cell>
              <table:table-cell office:value-type="float" office:value="9.74875">
                <text:p>9.74875</text:p>
              </table:table-cell>
              <table:table-cell office:value-type="float" office:value="29.4377">
                <text:p>29.4377</text:p>
              </table:table-cell>
            </table:table-row>
            <table:table-row>
              <table:table-cell office:value-type="string">
                <text:p>256KiB</text:p>
              </table:table-cell>
              <table:table-cell office:value-type="float" office:value="48.7306">
                <text:p>48.7306</text:p>
              </table:table-cell>
              <table:table-cell office:value-type="float" office:value="12.7744">
                <text:p>12.7744</text:p>
              </table:table-cell>
              <table:table-cell office:value-type="float" office:value="29.4377">
                <text:p>29.4377</text:p>
              </table:table-cell>
            </table:table-row>
            <table:table-row>
              <table:table-cell office:value-type="string">
                <text:p>512KiB</text:p>
              </table:table-cell>
              <table:table-cell office:value-type="float" office:value="29.824">
                <text:p>29.824</text:p>
              </table:table-cell>
              <table:table-cell office:value-type="float" office:value="15.6364">
                <text:p>15.6364</text:p>
              </table:table-cell>
              <table:table-cell office:value-type="float" office:value="29.4377">
                <text:p>29.4377</text:p>
              </table:table-cell>
            </table:table-row>
            <table:table-row>
              <table:table-cell office:value-type="string">
                <text:p>1MiB</text:p>
              </table:table-cell>
              <table:table-cell office:value-type="float" office:value="16.6033">
                <text:p>16.6033</text:p>
              </table:table-cell>
              <table:table-cell office:value-type="float" office:value="17.4098">
                <text:p>17.4098</text:p>
              </table:table-cell>
              <table:table-cell office:value-type="float" office:value="29.4377">
                <text:p>29.4377</text:p>
              </table:table-cell>
            </table:table-row>
            <table:table-row>
              <table:table-cell office:value-type="string">
                <text:p>2MiB</text:p>
              </table:table-cell>
              <table:table-cell office:value-type="float" office:value="10.0127">
                <text:p>10.0127</text:p>
              </table:table-cell>
              <table:table-cell office:value-type="float" office:value="20.9982">
                <text:p>20.9982</text:p>
              </table:table-cell>
              <table:table-cell office:value-type="float" office:value="29.4377">
                <text:p>29.4377</text:p>
              </table:table-cell>
            </table:table-row>
            <table:table-row>
              <table:table-cell office:value-type="string">
                <text:p>4MiB</text:p>
              </table:table-cell>
              <table:table-cell office:value-type="float" office:value="5.97761">
                <text:p>5.97761</text:p>
              </table:table-cell>
              <table:table-cell office:value-type="float" office:value="25.0719">
                <text:p>25.0719</text:p>
              </table:table-cell>
              <table:table-cell office:value-type="float" office:value="29.4377">
                <text:p>29.4377</text:p>
              </table:table-cell>
            </table:table-row>
            <table:table-row>
              <table:table-cell office:value-type="string">
                <text:p>8MiB</text:p>
              </table:table-cell>
              <table:table-cell office:value-type="float" office:value="3.46168">
                <text:p>3.46168</text:p>
              </table:table-cell>
              <table:table-cell office:value-type="float" office:value="29.0387">
                <text:p>29.0387</text:p>
              </table:table-cell>
              <table:table-cell office:value-type="float" office:value="29.4377">
                <text:p>29.4377</text:p>
              </table:table-cell>
            </table:table-row>
            <table:table-row>
              <table:table-cell office:value-type="string">
                <text:p>16MiB</text:p>
              </table:table-cell>
              <table:table-cell office:value-type="float" office:value="1.70908">
                <text:p>1.70908</text:p>
              </table:table-cell>
              <table:table-cell office:value-type="float" office:value="28.6736">
                <text:p>28.6736</text:p>
              </table:table-cell>
              <table:table-cell office:value-type="float" office:value="29.4377">
                <text:p>29.4377</text:p>
              </table:table-cell>
            </table:table-row>
            <table:table-row>
              <table:table-cell office:value-type="string">
                <text:p>32MiB</text:p>
              </table:table-cell>
              <table:table-cell office:value-type="float" office:value="0.844949">
                <text:p>0.844949</text:p>
              </table:table-cell>
              <table:table-cell office:value-type="float" office:value="28.3518">
                <text:p>28.3518</text:p>
              </table:table-cell>
              <table:table-cell office:value-type="float" office:value="29.4377">
                <text:p>29.4377</text:p>
              </table:table-cell>
            </table:table-row>
            <table:table-row>
              <table:table-cell office:value-type="string">
                <text:p>64MiB</text:p>
              </table:table-cell>
              <table:table-cell office:value-type="float" office:value="0.438656">
                <text:p>0.438656</text:p>
              </table:table-cell>
              <table:table-cell office:value-type="float" office:value="29.4377">
                <text:p>29.4377</text:p>
              </table:table-cell>
              <table:table-cell office:value-type="float" office:value="29.4377">
                <text:p>29.4377</text:p>
              </table:table-cell>
            </table:table-row>
            <table:table-row>
              <table:table-cell office:value-type="string">
                <text:p>128MiB</text:p>
              </table:table-cell>
              <table:table-cell office:value-type="float" office:value="0.213521">
                <text:p>0.213521</text:p>
              </table:table-cell>
              <table:table-cell office:value-type="float" office:value="28.6582">
                <text:p>28.6582</text:p>
              </table:table-cell>
              <table:table-cell office:value-type="float" office:value="29.4377">
                <text:p>29.4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